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, Courier"/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218cm" style:rel-column-width="26894*"/>
    </style:style>
    <style:style style:name="Table1.B" style:family="table-column">
      <style:table-column-properties style:column-width="10.372cm" style:rel-column-width="38640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822cm"/>
    </style:style>
    <style:style style:name="Table2.B" style:family="table-column">
      <style:table-column-properties style:column-width="14.767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Heading_20_2">
      <style:paragraph-properties fo:margin-left="0cm" fo:margin-right="0cm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fo:font-size="7.30000019073486pt" fo:letter-spacing="normal" fo:font-style="normal" fo:font-weight="normal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7.30000019073486pt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/>
    </style:style>
    <style:style style:name="P9" style:family="paragraph" style:parent-style-name="Table_20_Contents">
      <style:text-properties style:font-name="sans-serif" fo:font-size="10pt"/>
    </style:style>
    <style:style style:name="P10" style:family="paragraph" style:parent-style-name="Table_20_Contents">
      <style:paragraph-properties fo:text-align="end" style:justify-single-word="false"/>
      <style:text-properties style:font-name="sans-serif" fo:font-size="10pt" officeooo:rsid="00059875" officeooo:paragraph-rsid="00059875"/>
    </style:style>
    <style:style style:name="P11" style:family="paragraph" style:parent-style-name="Table_20_Contents">
      <style:paragraph-properties fo:margin-top="0cm" fo:margin-bottom="0.12cm" style:contextual-spacing="false"/>
    </style:style>
    <style:style style:name="P12" style:family="paragraph" style:parent-style-name="Table_20_Contents">
      <style:paragraph-properties fo:margin-top="0cm" fo:margin-bottom="0.12cm" style:contextual-spacing="false"/>
      <style:text-properties style:font-name="sans-serif" fo:font-size="10pt"/>
    </style:style>
    <style:style style:name="P13" style:family="paragraph" style:parent-style-name="Table_20_Contents">
      <style:paragraph-properties fo:margin-top="0cm" fo:margin-bottom="0.12cm" style:contextual-spacing="false"/>
      <style:text-properties officeooo:rsid="000793da" officeooo:paragraph-rsid="000793da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ES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style:font-name="sans-serif" fo:font-size="10pt"/>
    </style:style>
    <style:style style:name="T2" style:family="text">
      <style:text-properties style:font-name="sans-serif" fo:font-size="10pt" style:font-name-asian="sans-serif" style:font-size-asian="10pt" style:font-name-complex="sans-serif" style:font-size-complex="10pt"/>
    </style:style>
    <style:style style:name="T3" style:family="text">
      <style:text-properties fo:font-size="7.30000019073486pt" fo:font-style="normal" fo:font-weight="normal"/>
    </style:style>
    <style:style style:name="T4" style:family="text">
      <style:text-properties fo:font-variant="normal" fo:text-transform="none" fo:color="#000000" loext:opacity="100%" style:font-name="sans-serif" fo:font-size="7.30000019073486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sans-serif" fo:font-size="7.30000019073486pt" fo:letter-spacing="normal" fo:font-style="normal" fo:font-weight="normal" officeooo:rsid="00059875"/>
    </style:style>
    <style:style style:name="T6" style:family="text">
      <style:text-properties fo:font-variant="normal" fo:text-transform="none" fo:color="#000000" loext:opacity="100%" style:font-name="sans-serif" fo:font-size="7.30000019073486pt" fo:letter-spacing="normal" fo:font-style="normal" fo:font-weight="normal" officeooo:rsid="0007020d"/>
    </style:style>
    <style:style style:name="T7" style:family="text">
      <style:text-properties fo:font-variant="normal" fo:text-transform="none" fo:color="#000000" loext:opacity="100%" style:font-name="sans-serif" fo:font-size="24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sans-serif" fo:font-size="24pt" fo:letter-spacing="normal" fo:font-style="normal" fo:font-weight="normal" officeooo:rsid="00059875"/>
    </style:style>
    <style:style style:name="T9" style:family="text">
      <style:text-properties fo:font-variant="normal" fo:text-transform="none" fo:color="#800080" loext:opacity="100%" style:font-name="sans-serif" fo:font-size="7.30000019073486pt" fo:letter-spacing="normal" fo:font-style="normal" fo:font-weight="normal"/>
    </style:style>
    <style:style style:name="T10" style:family="text">
      <style:text-properties fo:font-variant="normal" fo:text-transform="none" fo:color="#666666" loext:opacity="100%" style:font-name="Courier New" fo:font-size="7.30000019073486pt" fo:letter-spacing="normal" fo:font-style="normal" fo:font-weight="bold"/>
    </style:style>
    <style:style style:name="T11" style:family="text">
      <style:text-properties fo:font-variant="normal" fo:text-transform="none" fo:color="#595959" loext:opacity="100%" style:font-name="sans-serif" fo:letter-spacing="normal" fo:font-style="normal" fo:font-weight="normal"/>
    </style:style>
    <style:style style:name="T12" style:family="text">
      <style:text-properties fo:font-variant="normal" fo:text-transform="none" fo:color="#595959" loext:opacity="100%" style:font-name="sans-serif" fo:font-size="14pt" fo:letter-spacing="normal" fo:font-style="normal" fo:font-weight="normal" officeooo:rsid="00059875" style:font-name-asian="Songti SC" style:font-size-asian="14pt" style:font-weight-asian="bold" style:font-name-complex="Arial Unicode MS" style:font-size-complex="14pt" style:font-weight-complex="bold"/>
    </style:style>
    <style:style style:name="T13" style:family="text">
      <style:text-properties fo:color="#800080" loext:opacity="100%" style:font-name="sans-serif" fo:font-size="10pt"/>
    </style:style>
    <style:style style:name="T14" style:family="text">
      <style:text-properties fo:color="#666666" loext:opacity="100%" style:font-name="Courier New" fo:font-size="10pt" fo:font-weight="bold"/>
    </style:style>
    <style:style style:name="T15" style:family="text">
      <style:text-properties style:font-name="Liberation Mono"/>
    </style:style>
    <style:style style:name="T16" style:family="text">
      <style:text-properties officeooo:rsid="000702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105553162044928">
          <table:table-cell table:style-name="Table1.A1" office:value-type="string">
            <text:p text:style-name="P9"><text:span text:style-name="T15">table</text:span> {<text:span text:style-name="T15">base</text:span>}</text:p>
          </table:table-cell>
          <table:table-cell table:style-name="Table1.A1" office:value-type="string">
            <text:p text:style-name="P10">Documentación de R</text:p>
          </table:table-cell>
        </table:table-row>
      </table:table>
      <text:h text:style-name="P1" text:outline-level="2"><text:span text:style-name="T7">Crea</text:span><text:span text:style-name="T8">ción de tablas y tabulación cruzada</text:span></text:h>
      <text:h text:style-name="P3" text:outline-level="3"><text:span text:style-name="T11">Descrip</text:span><text:span text:style-name="T12">ción</text:span></text:h>
      <text:p text:style-name="P14"><text:span text:style-name="Source_20_Text"><text:span text:style-name="T4">table</text:span></text:span><text:span text:style-name="T4"> uses the cross-classifying factors to build a contingency table of the counts at each combination of factor levels. </text:span></text:p>
      <text:p text:style-name="P15"><text:span text:style-name="T5">La tabla usa </text:span><text:span text:style-name="T6">la clasifiación cruzada de categorías (en forma de factores)</text:span><text:span text:style-name="T5"> para construir una tabla de contingencia de los conteos </text:span><text:span text:style-name="T6">de</text:span><text:span text:style-name="T5"> cada combinación de </text:span><text:span text:style-name="T6">categorías</text:span><text:span text:style-name="T5">.</text:span></text:p>
      <text:h text:style-name="P2" text:outline-level="3">U<text:span text:style-name="T16">tilización</text:span></text:h>
      <text:p text:style-name="P7">table(...,</text:p>
      <text:p text:style-name="P4"><text:s text:c="6"/><text:span text:style-name="T3">exclude = if (useNA == "no") c(NA, NaN),</text:span></text:p>
      <text:p text:style-name="P4"><text:s text:c="6"/><text:span text:style-name="T3">useNA = c("no", "ifany", "always"),</text:span></text:p>
      <text:p text:style-name="P4"><text:s text:c="6"/><text:span text:style-name="T3">dnn = list.names(...), deparse.level = 1)</text:span></text:p>
      <text:p text:style-name="P6"/>
      <text:p text:style-name="P5">as.table(x, ...)</text:p>
      <text:p text:style-name="P5">is.table(x)</text:p>
      <text:p text:style-name="P6"/>
      <text:p text:style-name="P5">## S3 method for class 'table'</text:p>
      <text:p text:style-name="P5">as.data.frame(x, row.names = NULL, ...,</text:p>
      <text:p text:style-name="P4"><text:s text:c="14"/><text:span text:style-name="T3">responseName = "Freq", stringsAsFactors = TRUE,</text:span></text:p>
      <text:p text:style-name="P8"><text:s text:c="14"/><text:span text:style-name="T3">sep = "", base = list(LETTERS))</text:span></text:p>
      <text:h text:style-name="P2" text:outline-level="3">Argument<text:span text:style-name="T16">o</text:span>s</text:h>
      <table:table table:name="Table2" table:style-name="Table2">
        <table:table-column table:style-name="Table2.A"/>
        <table:table-column table:style-name="Table2.B"/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...</text:span></text:span></text:p>
          </table:table-cell>
          <table:table-cell table:style-name="Table2.B1" office:value-type="string">
            <text:p text:style-name="P11"><text:span text:style-name="T1">one or more objects which can be interpreted as factors (including character strings), or a list (or data frame) whose components can be so interpreted. (For </text:span><text:span text:style-name="Source_20_Text"><text:span text:style-name="T1">as.table</text:span></text:span><text:span text:style-name="T1">, arguments passed to specific methods; for </text:span><text:span text:style-name="Source_20_Text"><text:span text:style-name="T1">as.data.frame</text:span></text:span><text:span text:style-name="T1">, unused.)</text:span></text:p>
            <text:p text:style-name="P13"><text:span text:style-name="T2">Uno o más objetos que puedan ser interpretados como factores (incluyendo cadenas de caracteres), o una lista o estructura de datos cuyos componentes puedan ser interpretados de esta manera. Para as.table, los argumentos </text:span>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exclude</text:span></text:span></text:p>
          </table:table-cell>
          <table:table-cell table:style-name="Table2.B1" office:value-type="string">
            <text:p text:style-name="P11"><text:span text:style-name="T1">levels to remove for all factors in </text:span><text:span text:style-name="Source_20_Text"><text:span text:style-name="T1">...</text:span></text:span><text:span text:style-name="T1">. If it does not contain </text:span><text:a xlink:type="simple" xlink:href="http://127.0.0.1:24427/help/library/base/help/NA" text:style-name="Internet_20_link" text:visited-style-name="Visited_20_Internet_20_Link"><text:span text:style-name="Source_20_Text"><text:span text:style-name="T13">NA</text:span></text:span></text:a><text:span text:style-name="T1"> and </text:span><text:span text:style-name="Source_20_Text"><text:span text:style-name="T1">useNA</text:span></text:span><text:span text:style-name="T1"> is not specified, it implies </text:span><text:span text:style-name="Source_20_Text"><text:span text:style-name="T1">useNA = "ifany"</text:span></text:span><text:span text:style-name="T1">. See ‘Details’ for its interpretation for non-factor arguments.</text:span>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useNA</text:span></text:span></text:p>
          </table:table-cell>
          <table:table-cell table:style-name="Table2.B1" office:value-type="string">
            <text:p text:style-name="P11"><text:span text:style-name="T1">whether to include </text:span><text:span text:style-name="Source_20_Text"><text:span text:style-name="T1">NA</text:span></text:span><text:span text:style-name="T1"> values in the table. See ‘Details’. Can be abbreviated.</text:span>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dnn</text:span></text:span></text:p>
          </table:table-cell>
          <table:table-cell table:style-name="Table2.B1" office:value-type="string">
            <text:p text:style-name="P11"><text:span text:style-name="T1">the names to be given to the dimensions in the result (the </text:span><text:span text:style-name="Emphasis"><text:span text:style-name="T1">dimnames names</text:span></text:span><text:span text:style-name="T1">).</text:span>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deparse.level</text:span></text:span></text:p>
          </table:table-cell>
          <table:table-cell table:style-name="Table2.B1" office:value-type="string">
            <text:p text:style-name="P11"><text:span text:style-name="T1">controls how the default </text:span><text:span text:style-name="Source_20_Text"><text:span text:style-name="T1">dnn</text:span></text:span><text:span text:style-name="T1"> is constructed. See ‘Details’.</text:span>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x</text:span></text:span></text:p>
          </table:table-cell>
          <table:table-cell table:style-name="Table2.B1" office:value-type="string">
            <text:p text:style-name="P11"><text:span text:style-name="T1">an arbitrary </text:span><text:span text:style-name="T14">R</text:span><text:span text:style-name="T1"> object, or an object inheriting from class </text:span><text:span text:style-name="Source_20_Text"><text:span text:style-name="T1">"table"</text:span></text:span><text:span text:style-name="T1"> for the </text:span><text:span text:style-name="Source_20_Text"><text:span text:style-name="T1">as.data.frame</text:span></text:span><text:span text:style-name="T1"> method. Note that</text:span><text:span text:style-name="Source_20_Text"><text:span text:style-name="T1">as.data.frame.table(x, *)</text:span></text:span><text:span text:style-name="T1"> may be called explicitly for non-table </text:span><text:span text:style-name="Source_20_Text"><text:span text:style-name="T1">x</text:span></text:span><text:span text:style-name="T1"> for “reshaping” </text:span><text:a xlink:type="simple" xlink:href="http://127.0.0.1:24427/help/library/base/help/array" text:style-name="Internet_20_link" text:visited-style-name="Visited_20_Internet_20_Link"><text:span text:style-name="Source_20_Text"><text:span text:style-name="T13">array</text:span></text:span></text:a><text:span text:style-name="T1">s.</text:span>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row.names</text:span></text:span></text:p>
          </table:table-cell>
          <table:table-cell table:style-name="Table2.B1" office:value-type="string">
            <text:p text:style-name="P12">a character vector giving the row names for the data frame.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responseName</text:span></text:span></text:p>
          </table:table-cell>
          <table:table-cell table:style-name="Table2.B1" office:value-type="string">
            <text:p text:style-name="P12">The name to be used for the column of table entries, usually counts.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stringsAsFactors</text:span></text:span></text:p>
          </table:table-cell>
          <table:table-cell table:style-name="Table2.B1" office:value-type="string">
            <text:p text:style-name="P12">logical: should the classifying factors be returned as factors (the default) or character vectors?</text:p>
          </table:table-cell>
        </table:table-row>
        <table:table-row table:style-name="TableLine105553162181376">
          <table:table-cell table:style-name="Table2.A1" office:value-type="string">
            <text:p text:style-name="Table_20_Contents"><text:span text:style-name="Source_20_Text"><text:span text:style-name="T1">sep, base</text:span></text:span></text:p>
          </table:table-cell>
          <table:table-cell table:style-name="Table2.B1" office:value-type="string">
            <text:p text:style-name="P11"><text:span text:style-name="T1">passed to </text:span><text:a xlink:type="simple" xlink:href="http://127.0.0.1:24427/help/library/base/help/provideDimnames" text:style-name="Internet_20_link" text:visited-style-name="Visited_20_Internet_20_Link"><text:span text:style-name="Source_20_Text"><text:span text:style-name="T13">provideDimnames</text:span></text:span></text:a><text:span text:style-name="T1">.</text:span></text:p>
          </table:table-cell>
        </table:table-row>
      </table:table>
      <text:h text:style-name="P2" text:outline-level="3">Details</text:h>
      <text:p text:style-name="P14"><text:span text:style-name="T4">If the argument </text:span><text:span text:style-name="Source_20_Text"><text:span text:style-name="T4">dnn</text:span></text:span><text:span text:style-name="T4"> is not supplied, the internal function </text:span><text:span text:style-name="Source_20_Text"><text:span text:style-name="T4">list.names</text:span></text:span><text:span text:style-name="T4"> is called to compute the ‘dimname names’. If the arguments in </text:span><text:span text:style-name="Source_20_Text"><text:span text:style-name="T4">...</text:span></text:span><text:span text:style-name="T4">are named, those names are used. For the remaining arguments, </text:span><text:span text:style-name="Source_20_Text"><text:span text:style-name="T4">deparse.level = 0</text:span></text:span><text:span text:style-name="T4"> gives an empty name, </text:span><text:span text:style-name="Source_20_Text"><text:span text:style-name="T4">deparse.level = 1</text:span></text:span><text:span text:style-name="T4"> uses the supplied argument if it is a symbol, and </text:span><text:span text:style-name="Source_20_Text"><text:span text:style-name="T4">deparse.level = 2</text:span></text:span><text:span text:style-name="T4"> will deparse the argument.</text:span></text:p>
      <text:p text:style-name="P14"><text:soft-page-break/><text:span text:style-name="T4">Only when </text:span><text:span text:style-name="Source_20_Text"><text:span text:style-name="T4">exclude</text:span></text:span><text:span text:style-name="T4"> is specified (i.e., not by default) and non-empty, will </text:span><text:span text:style-name="Source_20_Text"><text:span text:style-name="T4">table</text:span></text:span><text:span text:style-name="T4"> potentially drop levels of factor arguments.</text:span></text:p>
      <text:p text:style-name="P14"><text:span text:style-name="Source_20_Text"><text:span text:style-name="T4">useNA</text:span></text:span><text:span text:style-name="T4"> controls if the table includes counts of </text:span><text:span text:style-name="Source_20_Text"><text:span text:style-name="T4">NA</text:span></text:span><text:span text:style-name="T4"> values: the allowed values correspond to never (</text:span><text:span text:style-name="Source_20_Text"><text:span text:style-name="T4">"no"</text:span></text:span><text:span text:style-name="T4">), only if the count is positive (</text:span><text:span text:style-name="Source_20_Text"><text:span text:style-name="T4">"ifany"</text:span></text:span><text:span text:style-name="T4">) and even for zero counts (</text:span><text:span text:style-name="Source_20_Text"><text:span text:style-name="T4">"always"</text:span></text:span><text:span text:style-name="T4">). Note the somewhat “pathological” case of two different kinds of </text:span><text:span text:style-name="Source_20_Text"><text:span text:style-name="T4">NA</text:span></text:span><text:span text:style-name="T4">s which are treated differently, depending on both </text:span><text:span text:style-name="Source_20_Text"><text:span text:style-name="T4">useNA</text:span></text:span><text:span text:style-name="T4"> and </text:span><text:span text:style-name="Source_20_Text"><text:span text:style-name="T4">exclude</text:span></text:span><text:span text:style-name="T4">, see </text:span><text:span text:style-name="Source_20_Text"><text:span text:style-name="T4">d.patho</text:span></text:span><text:span text:style-name="T4"> in the ‘Examples:’ below.</text:span></text:p>
      <text:p text:style-name="P14"><text:span text:style-name="T4">Both </text:span><text:span text:style-name="Source_20_Text"><text:span text:style-name="T4">exclude</text:span></text:span><text:span text:style-name="T4"> and </text:span><text:span text:style-name="Source_20_Text"><text:span text:style-name="T4">useNA</text:span></text:span><text:span text:style-name="T4"> operate on an “all or none” basis. If you want to control the dimensions of a multiway table separately, modify each argument using </text:span><text:a xlink:type="simple" xlink:href="http://127.0.0.1:24427/help/library/base/help/factor" text:style-name="Internet_20_link" text:visited-style-name="Visited_20_Internet_20_Link"><text:span text:style-name="Source_20_Text"><text:span text:style-name="T9">factor</text:span></text:span></text:a><text:span text:style-name="T4"> or </text:span><text:a xlink:type="simple" xlink:href="http://127.0.0.1:24427/help/library/base/help/addNA" text:style-name="Internet_20_link" text:visited-style-name="Visited_20_Internet_20_Link"><text:span text:style-name="Source_20_Text"><text:span text:style-name="T9">addNA</text:span></text:span></text:a><text:span text:style-name="T4">.</text:span></text:p>
      <text:p text:style-name="P14"><text:span text:style-name="T4">Non-factor arguments </text:span><text:span text:style-name="Source_20_Text"><text:span text:style-name="T4">a</text:span></text:span><text:span text:style-name="T4"> are coerced via </text:span><text:span text:style-name="Source_20_Text"><text:span text:style-name="T4">factor(a, exclude=exclude)</text:span></text:span><text:span text:style-name="T4">. Since </text:span><text:span text:style-name="T10">R</text:span><text:span text:style-name="T4"> 3.4.0, care is taken </text:span><text:span text:style-name="Emphasis"><text:span text:style-name="T4">not</text:span></text:span><text:span text:style-name="T4"> to count the excluded values (where they were included in the </text:span><text:span text:style-name="Source_20_Text"><text:span text:style-name="T4">NA</text:span></text:span><text:span text:style-name="T4"> count, previously).</text:span></text:p>
      <text:p text:style-name="P14"><text:span text:style-name="T4">The </text:span><text:span text:style-name="Source_20_Text"><text:span text:style-name="T4">summary</text:span></text:span><text:span text:style-name="T4"> method for class </text:span><text:span text:style-name="Source_20_Text"><text:span text:style-name="T4">"table"</text:span></text:span><text:span text:style-name="T4"> (used for objects created by </text:span><text:span text:style-name="Source_20_Text"><text:span text:style-name="T4">table</text:span></text:span><text:span text:style-name="T4"> or </text:span><text:a xlink:type="simple" xlink:href="http://127.0.0.1:24427/help/library/base/help/xtabs" text:style-name="Internet_20_link" text:visited-style-name="Visited_20_Internet_20_Link"><text:span text:style-name="Source_20_Text"><text:span text:style-name="T9">xtabs</text:span></text:span></text:a><text:span text:style-name="T4">) which gives basic information and performs a chi-squared test for independence of factors (note that the function </text:span><text:a xlink:type="simple" xlink:href="http://127.0.0.1:24427/help/library/base/help/chisq.test" text:style-name="Internet_20_link" text:visited-style-name="Visited_20_Internet_20_Link"><text:span text:style-name="Source_20_Text"><text:span text:style-name="T9">chisq.test</text:span></text:span></text:a><text:span text:style-name="T4"> currently only handles 2-d tables).</text:span></text:p>
      <text:h text:style-name="P2" text:outline-level="3">Value</text:h>
      <text:p text:style-name="P14"><text:span text:style-name="Source_20_Text"><text:span text:style-name="T4">table()</text:span></text:span><text:span text:style-name="T4"> returns a </text:span><text:span text:style-name="Emphasis"><text:span text:style-name="T4">contingency table</text:span></text:span><text:span text:style-name="T4">, an object of class </text:span><text:span text:style-name="Source_20_Text"><text:span text:style-name="T4">"table"</text:span></text:span><text:span text:style-name="T4">, an array of integer values. Note that unlike S the result is always an </text:span><text:a xlink:type="simple" xlink:href="http://127.0.0.1:24427/help/library/base/help/array" text:style-name="Internet_20_link" text:visited-style-name="Visited_20_Internet_20_Link"><text:span text:style-name="Source_20_Text"><text:span text:style-name="T9">array</text:span></text:span></text:a><text:span text:style-name="T4">, a 1D array if one factor is given.</text:span></text:p>
      <text:p text:style-name="P14"><text:span text:style-name="Source_20_Text"><text:span text:style-name="T4">as.table</text:span></text:span><text:span text:style-name="T4"> and </text:span><text:span text:style-name="Source_20_Text"><text:span text:style-name="T4">is.table</text:span></text:span><text:span text:style-name="T4"> coerce to and test for contingency table, respectively.</text:span></text:p>
      <text:p text:style-name="P14"><text:span text:style-name="T4">The </text:span><text:span text:style-name="Source_20_Text"><text:span text:style-name="T4">as.data.frame</text:span></text:span><text:span text:style-name="T4"> method for objects inheriting from class </text:span><text:span text:style-name="Source_20_Text"><text:span text:style-name="T4">"table"</text:span></text:span><text:span text:style-name="T4"> can be used to convert the array-based representation of a contingency table to a data frame containing the classifying factors and the corresponding entries (the latter as component named by </text:span><text:span text:style-name="Source_20_Text"><text:span text:style-name="T4">responseName</text:span></text:span><text:span text:style-name="T4">). This is the inverse of </text:span><text:a xlink:type="simple" xlink:href="http://127.0.0.1:24427/help/library/base/help/xtabs" text:style-name="Internet_20_link" text:visited-style-name="Visited_20_Internet_20_Link"><text:span text:style-name="Source_20_Text"><text:span text:style-name="T9">xtabs</text:span></text:span></text:a><text:span text:style-name="T4">.</text:span></text:p>
      <text:h text:style-name="P2" text:outline-level="3">References</text:h>
      <text:p text:style-name="P14"><text:span text:style-name="T4">Becker, R. A., Chambers, J. M. and Wilks, A. R. (1988) </text:span><text:span text:style-name="Emphasis"><text:span text:style-name="T4">The New S Language</text:span></text:span><text:span text:style-name="T4">. Wadsworth &amp; Brooks/Cole.</text:span></text:p>
      <text:h text:style-name="P2" text:outline-level="3">See Also</text:h>
      <text:p text:style-name="P14"><text:a xlink:type="simple" xlink:href="http://127.0.0.1:24427/help/library/base/help/tabulate" text:style-name="Internet_20_link" text:visited-style-name="Visited_20_Internet_20_Link"><text:span text:style-name="Source_20_Text"><text:span text:style-name="T9">tabulate</text:span></text:span></text:a><text:span text:style-name="T4"> is the underlying function and allows finer control.</text:span></text:p>
      <text:p text:style-name="P14"><text:span text:style-name="T4">Use </text:span><text:a xlink:type="simple" xlink:href="http://127.0.0.1:24427/help/library/base/help/ftable" text:style-name="Internet_20_link" text:visited-style-name="Visited_20_Internet_20_Link"><text:span text:style-name="Source_20_Text"><text:span text:style-name="T9">ftable</text:span></text:span></text:a><text:span text:style-name="T4"> for printing (and more) of multidimensional tables. </text:span><text:a xlink:type="simple" xlink:href="http://127.0.0.1:24427/help/library/base/help/margin.table" text:style-name="Internet_20_link" text:visited-style-name="Visited_20_Internet_20_Link"><text:span text:style-name="Source_20_Text"><text:span text:style-name="T9">margin.table</text:span></text:span></text:a><text:span text:style-name="T4">, </text:span><text:a xlink:type="simple" xlink:href="http://127.0.0.1:24427/help/library/base/help/prop.table" text:style-name="Internet_20_link" text:visited-style-name="Visited_20_Internet_20_Link"><text:span text:style-name="Source_20_Text"><text:span text:style-name="T9">prop.table</text:span></text:span></text:a><text:span text:style-name="T4">, </text:span><text:a xlink:type="simple" xlink:href="http://127.0.0.1:24427/help/library/base/help/addmargins" text:style-name="Internet_20_link" text:visited-style-name="Visited_20_Internet_20_Link"><text:span text:style-name="Source_20_Text"><text:span text:style-name="T9">addmargins</text:span></text:span></text:a><text:span text:style-name="T4">.</text:span></text:p>
      <text:p text:style-name="P14"><text:a xlink:type="simple" xlink:href="http://127.0.0.1:24427/help/library/base/help/addNA" text:style-name="Internet_20_link" text:visited-style-name="Visited_20_Internet_20_Link"><text:span text:style-name="Source_20_Text"><text:span text:style-name="T9">addNA</text:span></text:span></text:a><text:span text:style-name="T4"> for constructing factors with </text:span><text:a xlink:type="simple" xlink:href="http://127.0.0.1:24427/help/library/base/help/NA" text:style-name="Internet_20_link" text:visited-style-name="Visited_20_Internet_20_Link"><text:span text:style-name="Source_20_Text"><text:span text:style-name="T9">NA</text:span></text:span></text:a><text:span text:style-name="T4"> as a level.</text:span></text:p>
      <text:p text:style-name="P14"><text:a xlink:type="simple" xlink:href="http://127.0.0.1:24427/help/library/base/help/xtabs" text:style-name="Internet_20_link" text:visited-style-name="Visited_20_Internet_20_Link"><text:span text:style-name="Source_20_Text"><text:span text:style-name="T9">xtabs</text:span></text:span></text:a><text:span text:style-name="T4"> for cross tabulation of data frames with a formula interface.</text:span></text:p>
      <text:h text:style-name="P2" text:outline-level="3">Examples</text:h>
      <text:p text:style-name="P7">require(stats) # for rpois and xtabs</text:p>
      <text:p text:style-name="P5">## Simple frequency distribution</text:p>
      <text:p text:style-name="P5">table(rpois(100, 5))</text:p>
      <text:p text:style-name="P5">## Check the design:</text:p>
      <text:p text:style-name="P5">with(warpbreaks, table(wool, tension))</text:p>
      <text:p text:style-name="P5">table(state.division, state.region)</text:p>
      <text:p text:style-name="P6"/>
      <text:p text:style-name="P5"># simple two-way contingency table</text:p>
      <text:p text:style-name="P5">with(airquality, table(cut(Temp, quantile(Temp)), Month))</text:p>
      <text:p text:style-name="P6"/>
      <text:p text:style-name="P5">a &lt;- letters[1:3]</text:p>
      <text:p text:style-name="P5">table(a, sample(a)) <text:s text:c="19"/># dnn is c("a", "")</text:p>
      <text:p text:style-name="P5">table(a, sample(a), deparse.level = 0) # dnn is c("", "")</text:p>
      <text:p text:style-name="P5">table(a, sample(a), deparse.level = 2) # dnn is c("a", "sample(a)")</text:p>
      <text:p text:style-name="P6"/>
      <text:p text:style-name="P5">## xtabs() &lt;-&gt; as.data.frame.table() :</text:p>
      <text:p text:style-name="P5">UCBAdmissions ## already a contingency table</text:p>
      <text:p text:style-name="P5">DF &lt;- as.data.frame(UCBAdmissions)</text:p>
      <text:p text:style-name="P5">class(tab &lt;- xtabs(Freq ~ ., DF)) # xtabs &amp; table</text:p>
      <text:p text:style-name="P5">## tab *is* "the same" as the original table:</text:p>
      <text:p text:style-name="P5">all(tab == UCBAdmissions)</text:p>
      <text:p text:style-name="P5">all.equal(dimnames(tab), dimnames(UCBAdmissions))</text:p>
      <text:p text:style-name="P6"/>
      <text:p text:style-name="P5">a &lt;- rep(c(NA, 1/0:3), 10)</text:p>
      <text:p text:style-name="P5">table(a) <text:s text:c="16"/># does not report NA's</text:p>
      <text:p text:style-name="P5">table(a, exclude = NULL) # reports NA's</text:p>
      <text:p text:style-name="P5">b &lt;- factor(rep(c("A","B","C"), 10))</text:p>
      <text:p text:style-name="P5">table(b)</text:p>
      <text:p text:style-name="P5">table(b, exclude = "B")</text:p>
      <text:p text:style-name="P5">d &lt;- factor(rep(c("A","B","C"), 10), levels = c("A","B","C","D","E"))</text:p>
      <text:p text:style-name="P5">table(d, exclude = "B")</text:p>
      <text:p text:style-name="P5">print(table(b, d), zero.print = ".")</text:p>
      <text:p text:style-name="P6"><text:soft-page-break/></text:p>
      <text:p text:style-name="P5">## NA counting:</text:p>
      <text:p text:style-name="P5">is.na(d) &lt;- 3:4</text:p>
      <text:p text:style-name="P5">d. &lt;- addNA(d)</text:p>
      <text:p text:style-name="P5">d.[1:7]</text:p>
      <text:p text:style-name="P5">table(d.) # ", exclude = NULL" is not needed</text:p>
      <text:p text:style-name="P5">## i.e., if you want to count the NA's of 'd', use</text:p>
      <text:p text:style-name="P5">table(d, useNA = "ifany")</text:p>
      <text:p text:style-name="P6"/>
      <text:p text:style-name="P5">## "pathological" case:</text:p>
      <text:p text:style-name="P5">d.patho &lt;- addNA(c(1,NA,1:2,1:3))[-7]; is.na(d.patho) &lt;- 3:4</text:p>
      <text:p text:style-name="P5">d.patho</text:p>
      <text:p text:style-name="P5">## just 3 consecutive NA's ? --- well, have *two* kinds of NAs here :</text:p>
      <text:p text:style-name="P5">as.integer(d.patho) # 1 4 NA NA 1 2</text:p>
      <text:p text:style-name="P5">##</text:p>
      <text:p text:style-name="P5">## In R &gt;= 3.4.0, table() allows to differentiate:</text:p>
      <text:p text:style-name="P5">table(d.patho) <text:s text:c="18"/># counts the "unusual" NA</text:p>
      <text:p text:style-name="P5">table(d.patho, useNA = "ifany") <text:s/># counts all three</text:p>
      <text:p text:style-name="P5">table(d.patho, exclude = NULL) <text:s text:c="2"/># <text:s/>(ditto)</text:p>
      <text:p text:style-name="P5">table(d.patho, exclude = NA) <text:s text:c="4"/># counts none</text:p>
      <text:p text:style-name="P6"/>
      <text:p text:style-name="P5">## Two-way tables with NA counts. The 3rd variant is absurd, but shows</text:p>
      <text:p text:style-name="P5">## something that cannot be done using exclude or useNA.</text:p>
      <text:p text:style-name="P5">with(airquality,</text:p>
      <text:p text:style-name="P4"><text:s text:c="3"/><text:span text:style-name="T3">table(OzHi = Ozone &gt; 80, Month, useNA = "ifany"))</text:span></text:p>
      <text:p text:style-name="P5">with(airquality,</text:p>
      <text:p text:style-name="P4"><text:s text:c="3"/><text:span text:style-name="T3">table(OzHi = Ozone &gt; 80, Month, useNA = "always"))</text:span></text:p>
      <text:p text:style-name="P5">with(airquality,</text:p>
      <text:p text:style-name="P8"><text:s text:c="3"/><text:span text:style-name="T3">table(OzHi = Ozone &gt; 80, addNA(Month)))</text:span></text:p>
      <text:p text:style-name="Horizontal_20_Line"/>
      <text:p text:style-name="P16"><text:span text:style-name="T4">[Package </text:span><text:span text:style-name="Emphasis"><text:span text:style-name="T4">base</text:span></text:span><text:span text:style-name="T4"> version 4.0.3 </text:span><text:a xlink:type="simple" xlink:href="http://127.0.0.1:24427/help/library/base/html/00Index.html" text:style-name="Internet_20_link" text:visited-style-name="Visited_20_Internet_20_Link"><text:span text:style-name="T9">Index</text:span></text:a><text:span text:style-name="T4">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, Courier"/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7T02:26:30.304959650</meta:creation-date>
    <dc:date>2020-12-17T02:40:53.160567390</dc:date>
    <meta:editing-duration>PT14M24S</meta:editing-duration>
    <meta:editing-cycles>3</meta:editing-cycles>
    <meta:generator>LibreOffice/7.0.3.1$MacOSX_X86_64 LibreOffice_project/d7547858d014d4cf69878db179d326fc3483e082</meta:generator>
    <meta:document-statistic meta:table-count="2" meta:image-count="0" meta:object-count="0" meta:page-count="3" meta:paragraph-count="113" meta:word-count="1008" meta:character-count="6533" meta:non-whitespace-character-count="5520"/>
  </office:meta>
</office:document-meta>
</file>